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 Improvisação ao Sac – A Origem do CRM</text:p>
      <text:p text:style-name="Standard"/>
      <text:p text:style-name="Standard">O cenário empresarial nas últimas décadas transforma-se rapidamente seguindo as novas tendências tecnológicas e das formas de se relacionar com os clientes. Se antes o foco era desenvolver e oferecer um produto sem intervenção do consumidor, atualmente o contexto demonstra que os clientes se tornaram o centro da atenção devido conciêntização dos seus direitos e das exigências em adequar os produtos as suas necessidades.</text:p>
      <text:p text:style-name="Standard"/>
      <text:p text:style-name="Standard">“Da mesma forma, organizações públicas e <text:s/>as sem fins lucrativos podem adotar o CRM na otimização de camapnhas de captação de doadores ou mantenedores, por meio da utilização de batabase marketing e outras ferramentas de TI, gerando campanhas customizadas de acordo com os perfis de determinados grupos de pessoas ou empresas.” (Alcântara, 2003)</text:p>
      <text:p text:style-name="Standard"/>
      <text:p text:style-name="Standard">ALCÂNTARA, D. O. et al. Da improvisação ao SAC – a origem do CRM. Universidade Nove de Julho – UNINOVE, Cadernos de Pós-Graduação, Vol. 2, 2003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 Light" style:font-size-asian="18pt" style:font-weight-asian="bold" style:font-name-complex="FreeSans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Pereira</meta:initial-creator>
    <meta:creation-date>2011-11-01T16:53:42</meta:creation-date>
    <dc:date>2011-11-03T12:26:31</dc:date>
    <dc:creator>Thales Pereira</dc:creator>
    <meta:editing-duration>PT1H9M14S</meta:editing-duration>
    <meta:editing-cycles>18</meta:editing-cycles>
    <meta:generator>LibreOffice/3.4$Unix LibreOffice_project/340m1$Build-302</meta:generator>
    <meta:document-statistic meta:table-count="0" meta:image-count="0" meta:object-count="0" meta:page-count="1" meta:paragraph-count="4" meta:word-count="152" meta:character-count="952" meta:non-whitespace-character-count="803"/>
  </office:meta>
</office:document-meta>
</file>